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B600000248F2348269E20971B5.png" manifest:media-type="image/png"/>
  <manifest:file-entry manifest:full-path="Pictures/10000201000002AE0000005DA6CD85C3838C5548.png" manifest:media-type="image/png"/>
  <manifest:file-entry manifest:full-path="Pictures/10000201000004C30000007C55A8CE8CE550F5C1.png" manifest:media-type="image/png"/>
  <manifest:file-entry manifest:full-path="Pictures/10000201000002D300000085226A4892D1EE1B74.png" manifest:media-type="image/png"/>
  <manifest:file-entry manifest:full-path="Pictures/100002010000045800000180E3B8E383004D8B38.png" manifest:media-type="image/png"/>
  <manifest:file-entry manifest:full-path="Pictures/10000201000002BC00000050180BC99637842C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2" text:anchor-type="char" svg:width="17cm" svg:height="1.942cm" draw:z-index="1"><draw:image xlink:href="Pictures/10000201000002BC00000050180BC99637842C11.png" xlink:type="simple" xlink:show="embed" xlink:actuate="onLoad" loext:mime-type="image/png"/></draw:frame><draw:frame draw:style-name="fr2" draw:name="Image1" text:anchor-type="char" svg:x="0cm" svg:y="2.099cm" svg:width="17cm" svg:height="5.87cm" draw:z-index="0"><draw:image xlink:href="Pictures/100002010000045800000180E3B8E383004D8B38.png" xlink:type="simple" xlink:show="embed" xlink:actuate="onLoad" loext:mime-type="image/png"/></draw:frame><draw:frame draw:style-name="fr2" draw:name="Image3" text:anchor-type="char" svg:x="0cm" svg:y="8.257cm" svg:width="17cm" svg:height="1.729cm" draw:z-index="2"><draw:image xlink:href="Pictures/10000201000004C30000007C55A8CE8CE550F5C1.png" xlink:type="simple" xlink:show="embed" xlink:actuate="onLoad" loext:mime-type="image/png"/></draw:frame><draw:frame draw:style-name="fr2" draw:name="Image4" text:anchor-type="char" svg:x="0cm" svg:y="10.141cm" svg:width="17cm" svg:height="2.304cm" draw:z-index="3"><draw:image xlink:href="Pictures/10000201000002AE0000005DA6CD85C3838C5548.png" xlink:type="simple" xlink:show="embed" xlink:actuate="onLoad" loext:mime-type="image/png"/></draw:frame><draw:frame draw:style-name="fr2" draw:name="Image5" text:anchor-type="char" svg:x="0cm" svg:y="12.716cm" svg:width="17cm" svg:height="3.126cm" draw:z-index="4"><draw:image xlink:href="Pictures/10000201000002D300000085226A4892D1EE1B74.png" xlink:type="simple" xlink:show="embed" xlink:actuate="onLoad" loext:mime-type="image/png"/></draw:frame></text:p>
      <text:p text:style-name="Standard"><draw:frame draw:style-name="fr1" draw:name="Image6" text:anchor-type="char" svg:width="17cm" svg:height="6.789cm" draw:z-index="5"><draw:image xlink:href="Pictures/10000201000005B600000248F2348269E20971B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05T21:17:51.701621193</meta:creation-date>
    <dc:date>2025-10-05T22:32:56.362930041</dc:date>
    <meta:editing-duration>PT1H4M54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